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b8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-width="0.276cm" draw:marker-end-width="0.276cm" draw:textarea-horizontal-align="center" draw:textarea-vertical-align="middle"/>
    </style:style>
    <style:style style:name="gr6" style:family="graphic" style:parent-style-name="standard">
      <style:graphic-properties draw:fill="solid" draw:fill-color="#0099ff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0.788cm"/>
    </style:style>
    <style:style style:name="gr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cm" fo:min-width="6.167cm"/>
    </style:style>
    <style:style style:name="gr9" style:family="graphic" style:parent-style-name="standard">
      <style:graphic-properties draw:fill="solid" draw:fill-color="#00dc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1.02cm" fo:min-width="1.4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4cm" fo:min-width="1.405cm"/>
    </style:style>
    <style:style style:name="gr13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1.02cm" fo:min-width="5.215cm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.565cm"/>
    </style:style>
    <style:style style:name="gr17" style:family="graphic" style:parent-style-name="standard">
      <style:graphic-properties draw:stroke="none" draw:fill="hatch" draw:fill-color="#cccccc" draw:fill-hatch-name="Black_20_45_20_Degrees" draw:textarea-horizontal-align="center" draw:textarea-vertical-align="middle"/>
    </style:style>
    <style:style style:name="gr18" style:family="graphic" style:parent-style-name="standard">
      <style:graphic-properties draw:stroke="none" draw:fill="hatch" draw:fill-hatch-name="Black_20_-45_20_Degrees" draw:textarea-horizontal-align="center" draw:textarea-vertical-align="middle"/>
    </style:style>
    <style:style style:name="gr19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07cm" fo:min-width="5.215cm"/>
    </style:style>
    <style:style style:name="gr21" style:family="graphic" style:parent-style-name="standard">
      <style:graphic-properties draw:stroke="none" draw:fill="none" draw:fill-color="#808080" draw:textarea-horizontal-align="center" draw:textarea-vertical-align="middle"/>
    </style:style>
    <style:style style:name="gr22" style:family="graphic" style:parent-style-name="standard">
      <style:graphic-properties draw:stroke="none" draw:fill="none" draw:textarea-horizontal-align="center" draw:textarea-vertical-align="middle"/>
    </style:style>
    <style:style style:name="gr2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dash" draw:stroke-dash="_32__20_Dots_20_1_20_Dash" svg:stroke-color="#000000" draw:fill="none" draw:fill-color="#ffffff" draw:textarea-horizontal-align="left" draw:auto-grow-height="true" draw:auto-grow-width="false" fo:min-height="1.423cm" fo:min-width="4.518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5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6pt" fo:font-style="italic" style:font-size-asian="16pt" style:font-style-asian="italic" style:font-size-complex="16pt" style:font-style-complex="italic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6pt" style:font-size-asian="6pt" style:font-size-complex="6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762cm" svg:height="1.27cm" svg:x="11.16cm" svg:y="4.175cm">
          <text:p text:style-name="P1">VMMR0</text:p>
        </draw:rect>
        <draw:rect draw:style-name="gr2" draw:text-style-name="P1" draw:layer="layout" svg:width="3.175cm" svg:height="0.952cm" svg:x="12.43cm" svg:y="6.715cm">
          <text:p text:style-name="P1">SUPDrv</text:p>
        </draw:rect>
        <draw:line draw:style-name="gr3" draw:text-style-name="P1" draw:layer="layout" svg:x1="17.192cm" svg:y1="1cm" svg:x2="17.192cm" svg:y2="20cm">
          <text:p/>
        </draw:line>
        <draw:line draw:style-name="gr4" draw:text-style-name="P1" draw:layer="layout" svg:x1="13.382cm" svg:y1="6.715cm" svg:x2="13.382cm" svg:y2="5.445cm">
          <text:p/>
        </draw:line>
        <draw:line draw:style-name="gr5" draw:text-style-name="P1" draw:layer="layout" svg:x1="19.414cm" svg:y1="1cm" svg:x2="19.414cm" svg:y2="8.303cm">
          <text:p/>
        </draw:line>
        <draw:rect draw:style-name="gr6" draw:text-style-name="P1" draw:layer="layout" svg:width="3.175cm" svg:height="3.492cm" svg:x="20.049cm" svg:y="4.175cm">
          <text:p text:style-name="P1">VMMRC</text:p>
        </draw:rect>
        <draw:line draw:style-name="gr4" draw:text-style-name="P1" draw:layer="layout" svg:x1="15.922cm" svg:y1="4.81cm" svg:x2="17.192cm" svg:y2="4.81cm">
          <text:p/>
        </draw:line>
        <draw:line draw:style-name="gr4" draw:text-style-name="P1" draw:layer="layout" svg:x1="17.192cm" svg:y1="4.81cm" svg:x2="20.049cm" svg:y2="4.81cm">
          <text:p/>
        </draw:line>
        <draw:frame draw:style-name="gr7" draw:text-style-name="P1" draw:layer="layout" svg:width="7.62cm" svg:height="1.038cm" svg:x="9.572cm" svg:y="2.502cm">
          <draw:text-box>
            <text:p text:style-name="P1">Ring-0 Context <text:span text:style-name="T1">(R0)</text:span></text:p>
          </draw:text-box>
        </draw:frame>
        <draw:frame draw:style-name="gr8" draw:layer="layout" svg:width="6.985cm" svg:height="0.962cm" svg:x="19.414cm" svg:y="2.578cm">
          <draw:text-box>
            <text:p text:style-name="P1">Raw-Mode Context <text:span text:style-name="T1">(RC)</text:span></text:p>
          </draw:text-box>
        </draw:frame>
        <draw:rect draw:style-name="gr9" draw:text-style-name="P1" draw:layer="layout" svg:width="4.763cm" svg:height="2.54cm" svg:x="12.112cm" svg:y="13.382cm">
          <text:p text:style-name="P1">VMMR3 </text:p>
          <text:p text:style-name="P1">(VBoxVMM)</text:p>
        </draw:rect>
        <draw:frame draw:style-name="gr10" draw:text-style-name="P2" draw:layer="layout" svg:width="2.208cm" svg:height="0.645cm" svg:x="13.397cm" svg:y="12.747cm">
          <draw:text-box>
            <text:p><text:span text:style-name="T1">I/O Control</text:span></text:p>
          </draw:text-box>
        </draw:frame>
        <draw:line draw:style-name="gr4" draw:text-style-name="P1" draw:layer="layout" svg:x1="13.382cm" svg:y1="13.382cm" svg:x2="13.382cm" svg:y2="7.667cm">
          <text:p/>
        </draw:line>
        <draw:frame draw:style-name="gr11" draw:text-style-name="P3" draw:layer="layout" svg:width="2.222cm" svg:height="1.27cm" svg:x="17.192cm" svg:y="1cm">
          <draw:text-box>
            <text:p text:style-name="P1"><text:span text:style-name="T2">Intermediate </text:span></text:p>
            <text:p text:style-name="P1"><text:span text:style-name="T2">Context</text:span></text:p>
          </draw:text-box>
        </draw:frame>
        <draw:frame draw:style-name="gr12" draw:text-style-name="P4" draw:layer="layout" svg:width="2.222cm" svg:height="0.554cm" svg:x="17.192cm" svg:y="4.891cm">
          <draw:text-box>
            <text:p text:style-name="P1"><text:span text:style-name="T3">VMMSwitcher</text:span></text:p>
          </draw:text-box>
        </draw:frame>
        <draw:line draw:style-name="gr13" draw:text-style-name="P1" draw:layer="layout" svg:x1="26.4cm" svg:y1="8.302cm" svg:x2="19.414cm" svg:y2="8.303cm">
          <text:p/>
        </draw:line>
        <draw:frame draw:style-name="gr14" draw:layer="layout" svg:width="5.904cm" svg:height="1.275cm" svg:x="19.732cm" svg:y="8.302cm">
          <draw:text-box>
            <text:p>Guest Kernel Code</text:p>
            <text:p text:style-name="P1"><text:span text:style-name="T2">(ring-compressed)</text:span></text:p>
          </draw:text-box>
        </draw:frame>
        <draw:frame draw:style-name="gr15" draw:layer="layout" svg:width="5.408cm" svg:height="0.962cm" svg:x="19.721cm" svg:y="11.477cm">
          <draw:text-box>
            <text:p>Guest User Code</text:p>
          </draw:text-box>
        </draw:frame>
        <draw:frame draw:style-name="gr16" draw:text-style-name="P6" draw:layer="layout" svg:width="1.747cm" svg:height="0.721cm" svg:x="1.158cm" svg:y="3.857cm">
          <draw:text-box>
            <text:p text:style-name="P5"><text:span text:style-name="T4">Ring-0</text:span></text:p>
          </draw:text-box>
        </draw:frame>
        <draw:line draw:style-name="gr13" draw:text-style-name="P1" draw:layer="layout" svg:x1="9.572cm" svg:y1="1cm" svg:x2="9.572cm" svg:y2="20cm">
          <text:p/>
        </draw:line>
        <draw:line draw:style-name="gr13" draw:text-style-name="P1" draw:layer="layout" svg:x1="19.414cm" svg:y1="20cm" svg:x2="19.414cm" svg:y2="8.303cm">
          <text:p/>
        </draw:line>
        <draw:line draw:style-name="gr3" draw:text-style-name="P1" draw:layer="layout" svg:x1="3.222cm" svg:y1="11.16cm" svg:x2="28.622cm" svg:y2="11.16cm">
          <text:p/>
        </draw:line>
        <draw:frame draw:style-name="gr16" draw:text-style-name="P6" draw:layer="layout" svg:width="1.747cm" svg:height="0.721cm" svg:x="26.717cm" svg:y="10.208cm">
          <draw:text-box>
            <text:p text:style-name="P5"><text:span text:style-name="T4">Ring-2</text:span></text:p>
          </draw:text-box>
        </draw:frame>
        <draw:frame draw:style-name="gr15" draw:text-style-name="P7" draw:layer="layout" svg:width="4.731cm" svg:height="0.806cm" svg:x="19.732cm" svg:y="10.036cm">
          <draw:text-box>
            <text:p><text:span text:style-name="T5">Guest Ring-2 Code</text:span></text:p>
          </draw:text-box>
        </draw:frame>
        <draw:line draw:style-name="gr3" draw:text-style-name="P1" draw:layer="layout" svg:x1="1cm" svg:y1="8.302cm" svg:x2="19.414cm" svg:y2="8.303cm">
          <text:p/>
        </draw:line>
        <draw:line draw:style-name="gr3" draw:text-style-name="P1" draw:layer="layout" svg:x1="1cm" svg:y1="11.16cm" svg:x2="28.622cm" svg:y2="11.16cm">
          <text:p/>
        </draw:line>
        <draw:line draw:style-name="gr3" draw:text-style-name="P1" draw:layer="layout" svg:x1="1cm" svg:y1="9.89cm" svg:x2="28.622cm" svg:y2="9.89cm">
          <text:p/>
        </draw:line>
        <draw:rect draw:style-name="gr17" draw:text-style-name="P1" draw:layer="layout" svg:width="2.222cm" svg:height="11.698cm" svg:x="17.192cm" svg:y="8.302cm">
          <text:p/>
        </draw:rect>
        <draw:rect draw:style-name="gr18" draw:text-style-name="P1" draw:layer="layout" svg:width="7.62cm" svg:height="2.858cm" svg:x="9.572cm" svg:y="8.302cm">
          <text:p/>
        </draw:rect>
        <draw:frame draw:style-name="gr16" draw:text-style-name="P6" draw:layer="layout" svg:width="1.747cm" svg:height="0.721cm" svg:x="26.717cm" svg:y="8.62cm">
          <draw:text-box>
            <text:p text:style-name="P5"><text:span text:style-name="T4">Ring-1</text:span></text:p>
          </draw:text-box>
        </draw:frame>
        <draw:line draw:style-name="gr19" draw:text-style-name="P1" draw:layer="layout" svg:x1="26.399cm" svg:y1="1cm" svg:x2="26.399cm" svg:y2="20cm">
          <text:p/>
        </draw:line>
        <draw:frame draw:style-name="gr10" draw:text-style-name="P8" draw:layer="layout" svg:width="5.485cm" svg:height="0.882cm" draw:transform="rotate (-1.56433860856341) translate (26.324cm 8.837cm)">
          <draw:text-box>
            <text:p><text:span text:style-name="T6">Guest Context (GC)</text:span></text:p>
          </draw:text-box>
        </draw:frame>
        <draw:frame draw:style-name="gr10" draw:text-style-name="P8" draw:layer="layout" svg:width="5.485cm" svg:height="0.882cm" draw:transform="rotate (-1.56433860856341) translate (9.501cm 7.256cm)">
          <draw:text-box>
            <text:p><text:span text:style-name="T6">Guest Context (GC)</text:span></text:p>
          </draw:text-box>
        </draw:frame>
        <draw:line draw:style-name="gr4" draw:text-style-name="P1" draw:layer="layout" svg:x1="11.16cm" svg:y1="4.81cm" svg:x2="9.572cm" svg:y2="4.81cm">
          <text:p/>
        </draw:line>
        <draw:rect draw:style-name="gr2" draw:text-style-name="P9" draw:layer="layout" svg:width="2.222cm" svg:height="0.952cm" svg:x="23.859cm" svg:y="4.175cm">
          <text:p text:style-name="P1"><text:span text:style-name="T1">VBoxDDRC</text:span></text:p>
        </draw:rect>
        <draw:rect draw:style-name="gr2" draw:text-style-name="P9" draw:layer="layout" svg:width="2.222cm" svg:height="0.952cm" svg:x="23.859cm" svg:y="5.445cm">
          <text:p text:style-name="P1"><text:span text:style-name="T1">VBoxDD2RC</text:span></text:p>
        </draw:rect>
        <draw:rect draw:style-name="gr2" draw:text-style-name="P9" draw:layer="layout" svg:width="2.222cm" svg:height="0.952cm" svg:x="23.859cm" svg:y="6.715cm">
          <text:p text:style-name="P1"><text:span text:style-name="T1">VBoxEhciRC</text:span></text:p>
        </draw:rect>
        <draw:frame draw:style-name="gr7" draw:text-style-name="P1" draw:layer="layout" svg:width="7.62cm" svg:height="1.038cm" svg:x="9.572cm" svg:y="11.477cm">
          <draw:text-box>
            <text:p text:style-name="P1">Ring-3 Context <text:span text:style-name="T1">(R3)</text:span></text:p>
          </draw:text-box>
        </draw:frame>
        <draw:frame draw:style-name="gr10" draw:text-style-name="P10" draw:layer="layout" svg:width="1.493cm" svg:height="0.727cm" svg:x="9.572cm" svg:y="4.81cm">
          <draw:text-box>
            <text:p><text:span text:style-name="T7">vmlaunch/</text:span></text:p>
            <text:p><text:span text:style-name="T7">vmresume</text:span></text:p>
          </draw:text-box>
        </draw:frame>
        <draw:frame draw:style-name="gr10" draw:text-style-name="P10" draw:layer="layout" svg:width="1.09cm" svg:height="0.489cm" svg:x="9.752cm" svg:y="4.321cm">
          <draw:text-box>
            <text:p><text:span text:style-name="T7">vmrun</text:span></text:p>
          </draw:text-box>
        </draw:frame>
        <draw:frame draw:style-name="gr20" draw:text-style-name="P1" draw:layer="layout" svg:width="5.904cm" svg:height="0.962cm" svg:x="3.351cm" svg:y="2.578cm">
          <draw:text-box>
            <text:p text:style-name="P1">Guest Kernel Code</text:p>
          </draw:text-box>
        </draw:frame>
        <draw:line draw:style-name="gr19" draw:text-style-name="P1" draw:layer="layout" svg:x1="1cm" svg:y1="2.27cm" svg:x2="28.622cm" svg:y2="2.27cm">
          <text:p/>
        </draw:line>
        <draw:frame draw:style-name="gr15" draw:text-style-name="P7" draw:layer="layout" svg:width="4.731cm" svg:height="0.806cm" svg:x="3.54cm" svg:y="10.036cm">
          <draw:text-box>
            <text:p><text:span text:style-name="T5">Guest Ring-2 Code</text:span></text:p>
          </draw:text-box>
        </draw:frame>
        <draw:frame draw:style-name="gr15" draw:text-style-name="P7" draw:layer="layout" svg:width="4.731cm" svg:height="0.806cm" svg:x="3.54cm" svg:y="8.62cm">
          <draw:text-box>
            <text:p><text:span text:style-name="T5">Guest Ring-1 Code</text:span></text:p>
          </draw:text-box>
        </draw:frame>
        <draw:frame draw:style-name="gr15" draw:layer="layout" svg:width="5.408cm" svg:height="0.962cm" svg:x="3.529cm" svg:y="11.468cm">
          <draw:text-box>
            <text:p>Guest User Code</text:p>
          </draw:text-box>
        </draw:frame>
        <draw:rect draw:style-name="gr21" draw:text-style-name="P1" draw:layer="layout" svg:width="6.985cm" svg:height="1.27cm" svg:x="2.587cm" svg:y="1cm">
          <text:p text:style-name="P1">AMD-V / VT-x</text:p>
        </draw:rect>
        <draw:rect draw:style-name="gr21" draw:text-style-name="P1" draw:layer="layout" svg:width="7.62cm" svg:height="1.27cm" svg:x="9.572cm" svg:y="1cm">
          <text:p text:style-name="P1">Host Context <text:span text:style-name="T1">(HC)</text:span></text:p>
        </draw:rect>
        <draw:rect draw:style-name="gr21" draw:text-style-name="P1" draw:layer="layout" svg:width="6.985cm" svg:height="1.27cm" svg:x="19.414cm" svg:y="1cm">
          <text:p text:style-name="P1">Raw-Mode</text:p>
        </draw:rect>
        <draw:rect draw:style-name="gr22" draw:text-style-name="P9" draw:layer="layout" svg:width="2.223cm" svg:height="1.27cm" svg:x="26.399cm" svg:y="1cm">
          <text:p text:style-name="P1"><text:span text:style-name="T1">CPU Ring</text:span></text:p>
        </draw:rect>
        <draw:frame draw:style-name="gr16" draw:text-style-name="P6" draw:layer="layout" svg:width="1.747cm" svg:height="0.721cm" svg:x="26.717cm" svg:y="12.747cm">
          <draw:text-box>
            <text:p text:style-name="P5"><text:span text:style-name="T4">Ring-3</text:span></text:p>
          </draw:text-box>
        </draw:frame>
        <draw:line draw:style-name="gr19" draw:text-style-name="P1" draw:layer="layout" svg:x1="3.222cm" svg:y1="1cm" svg:x2="3.222cm" svg:y2="20cm">
          <text:p/>
        </draw:line>
        <draw:rect draw:style-name="gr22" draw:text-style-name="P9" draw:layer="layout" svg:width="2.223cm" svg:height="1.27cm" svg:x="26.4cm" svg:y="1cm">
          <text:p text:style-name="P1"><text:span text:style-name="T1">CPU Ring</text:span></text:p>
        </draw:rect>
        <draw:rect draw:style-name="gr22" draw:text-style-name="P9" draw:layer="layout" svg:width="2.222cm" svg:height="1.27cm" svg:x="1cm" svg:y="1cm">
          <text:p text:style-name="P1"><text:span text:style-name="T1">CPU Ring</text:span></text:p>
        </draw:rect>
        <draw:frame draw:style-name="gr16" draw:text-style-name="P6" draw:layer="layout" svg:width="1.747cm" svg:height="0.721cm" svg:x="1.158cm" svg:y="8.62cm">
          <draw:text-box>
            <text:p text:style-name="P5"><text:span text:style-name="T4">Ring-1</text:span></text:p>
          </draw:text-box>
        </draw:frame>
        <draw:frame draw:style-name="gr16" draw:text-style-name="P6" draw:layer="layout" svg:width="1.747cm" svg:height="0.721cm" svg:x="1.158cm" svg:y="10.207cm">
          <draw:text-box>
            <text:p text:style-name="P5"><text:span text:style-name="T4">Ring-2</text:span></text:p>
          </draw:text-box>
        </draw:frame>
        <draw:frame draw:style-name="gr16" draw:text-style-name="P6" draw:layer="layout" svg:width="1.747cm" svg:height="0.721cm" svg:x="1.158cm" svg:y="12.747cm">
          <draw:text-box>
            <text:p text:style-name="P5"><text:span text:style-name="T4">Ring-3</text:span></text:p>
          </draw:text-box>
        </draw:frame>
        <draw:frame draw:style-name="gr16" draw:text-style-name="P6" draw:layer="layout" svg:width="1.747cm" svg:height="0.721cm" svg:x="26.717cm" svg:y="3.857cm">
          <draw:text-box>
            <text:p text:style-name="P5"><text:span text:style-name="T4">Ring-0</text:span></text:p>
          </draw:text-box>
        </draw:frame>
        <draw:rect draw:style-name="gr2" draw:text-style-name="P9" draw:layer="layout" svg:width="1.905cm" svg:height="0.635cm" svg:x="9.89cm" svg:y="13.382cm">
          <text:p text:style-name="P1"><text:span text:style-name="T1">VBoxDD</text:span></text:p>
        </draw:rect>
        <draw:rect draw:style-name="gr2" draw:text-style-name="P9" draw:layer="layout" svg:width="1.905cm" svg:height="0.635cm" svg:x="9.89cm" svg:y="14.335cm">
          <text:p text:style-name="P1"><text:span text:style-name="T1">VBox2DD</text:span></text:p>
        </draw:rect>
        <draw:rect draw:style-name="gr2" draw:text-style-name="P9" draw:layer="layout" svg:width="1.905cm" svg:height="0.635cm" svg:x="9.89cm" svg:y="15.287cm">
          <text:p text:style-name="P1"><text:span text:style-name="T1">VBoxEhci</text:span></text:p>
        </draw:rect>
        <draw:rect draw:style-name="gr2" draw:text-style-name="P9" draw:layer="layout" svg:width="1.905cm" svg:height="0.635cm" svg:x="13.382cm" svg:y="16.875cm">
          <text:p text:style-name="P1"><text:span text:style-name="T1">VBoxC</text:span></text:p>
        </draw:rect>
        <draw:rect draw:style-name="gr2" draw:text-style-name="P9" draw:layer="layout" svg:width="2.222cm" svg:height="0.952cm" svg:x="9.89cm" svg:y="16.558cm">
          <text:p text:style-name="P1"><text:span text:style-name="T1">VBoxRT</text:span></text:p>
        </draw:rect>
        <draw:rect draw:style-name="gr2" draw:text-style-name="P1" draw:layer="layout" svg:width="6.985cm" svg:height="0.952cm" svg:x="9.89cm" svg:y="18.78cm">
          <text:p text:style-name="P1">VirtualBox.exe</text:p>
        </draw:rect>
        <draw:line draw:style-name="gr23" draw:text-style-name="P1" draw:layer="layout" svg:x1="14.335cm" svg:y1="16.875cm" svg:x2="14.335cm" svg:y2="15.922cm">
          <text:p/>
        </draw:line>
        <draw:line draw:style-name="gr23" draw:text-style-name="P9" draw:layer="layout" svg:x1="14.335cm" svg:y1="17.51cm" svg:x2="14.335cm" svg:y2="18.78cm">
          <text:p/>
        </draw:line>
        <draw:frame draw:style-name="gr10" draw:text-style-name="P11" draw:layer="layout" svg:width="1.725cm" svg:height="0.564cm" svg:x="12.292cm" svg:y="17.827cm">
          <draw:text-box>
            <text:p><text:span text:style-name="T2">(XP)COM</text:span></text:p>
          </draw:text-box>
        </draw:frame>
        <draw:line draw:style-name="gr3" draw:text-style-name="P1" draw:layer="layout" svg:x1="28.7cm" svg:y1="8.302cm" svg:x2="26.4cm" svg:y2="8.302cm">
          <text:p/>
        </draw:line>
        <draw:rect draw:style-name="gr2" draw:text-style-name="P9" draw:layer="layout" svg:width="2.222cm" svg:height="0.634cm" svg:x="9.89cm" svg:y="6.715cm">
          <text:p text:style-name="P1"><text:span text:style-name="T1">VBoxDDR0</text:span></text:p>
        </draw:rect>
        <draw:rect draw:style-name="gr2" draw:text-style-name="P9" draw:layer="layout" svg:width="2.222cm" svg:height="0.634cm" svg:x="9.89cm" svg:y="5.763cm">
          <text:p text:style-name="P1"><text:span text:style-name="T1">VBoxDD2R0</text:span></text:p>
        </draw:rect>
        <draw:rect draw:style-name="gr2" draw:text-style-name="P9" draw:layer="layout" svg:width="2.222cm" svg:height="0.634cm" svg:x="14.335cm" svg:y="5.763cm">
          <text:p text:style-name="P1"><text:span text:style-name="T1">VBoxEhciR0</text:span></text:p>
        </draw:rect>
        <draw:rect draw:style-name="gr2" draw:text-style-name="P3" draw:layer="layout" svg:width="2.223cm" svg:height="0.635cm" svg:x="3.54cm" svg:y="18.78cm">
          <text:p text:style-name="P1"><text:span text:style-name="T2">VBoxService</text:span></text:p>
        </draw:rect>
        <draw:rect draw:style-name="gr2" draw:text-style-name="P3" draw:layer="layout" svg:width="2.223cm" svg:height="0.635cm" svg:x="7.032cm" svg:y="18.78cm">
          <text:p text:style-name="P1"><text:span text:style-name="T2">VBoxTray/Client</text:span></text:p>
        </draw:rect>
        <draw:rect draw:style-name="gr2" draw:text-style-name="P12" draw:layer="layout" svg:width="5.08cm" svg:height="0.952cm" svg:x="3.857cm" svg:y="13.383cm">
          <text:p text:style-name="P12"><text:span text:style-name="T8">VBoxGuestLibR3</text:span></text:p>
        </draw:rect>
        <draw:rect draw:style-name="gr2" draw:text-style-name="P3" draw:layer="layout" svg:width="2.223cm" svg:height="0.635cm" svg:x="7.032cm" svg:y="17.827cm">
          <text:p text:style-name="P1"><text:span text:style-name="T2">VBoxControl</text:span></text:p>
        </draw:rect>
        <draw:line draw:style-name="gr4" draw:text-style-name="P1" draw:layer="layout" svg:x1="6.397cm" svg:y1="19.097cm" svg:x2="6.397cm" svg:y2="14.335cm">
          <text:p/>
        </draw:line>
        <draw:line draw:style-name="gr3" draw:text-style-name="P1" draw:layer="layout" svg:x1="5.762cm" svg:y1="19.097cm" svg:x2="6.397cm" svg:y2="19.097cm">
          <text:p/>
        </draw:line>
        <draw:line draw:style-name="gr3" draw:text-style-name="P1" draw:layer="layout" svg:x1="7.032cm" svg:y1="19.097cm" svg:x2="6.397cm" svg:y2="19.097cm">
          <text:p/>
        </draw:line>
        <draw:line draw:style-name="gr3" draw:text-style-name="P1" draw:layer="layout" svg:x1="7.032cm" svg:y1="18.145cm" svg:x2="6.397cm" svg:y2="18.145cm">
          <text:p/>
        </draw:line>
        <draw:rect draw:style-name="gr2" draw:text-style-name="P13" draw:layer="layout" svg:width="3.809cm" svg:height="1.27cm" svg:x="4.453cm" svg:y="6.397cm">
          <text:p text:style-name="P13"><text:span text:style-name="T5">VBoxGuest</text:span></text:p>
        </draw:rect>
        <draw:line draw:style-name="gr4" draw:text-style-name="P1" draw:layer="layout" svg:x1="6.397cm" svg:y1="13.382cm" svg:x2="6.397cm" svg:y2="7.667cm">
          <text:p/>
        </draw:line>
        <draw:frame draw:style-name="gr10" draw:text-style-name="P2" draw:layer="layout" svg:width="2.208cm" svg:height="0.645cm" svg:x="6.397cm" svg:y="12.737cm">
          <draw:text-box>
            <text:p><text:span text:style-name="T1">I/O Control</text:span></text:p>
          </draw:text-box>
        </draw:frame>
        <draw:frame draw:style-name="gr24" draw:text-style-name="P14" draw:layer="layout" svg:width="5.653cm" svg:height="1.673cm" svg:x="20.05cm" svg:y="14.567cm">
          <draw:text-box>
            <text:p text:style-name="P14"><text:span text:style-name="T9">Same components </text:span></text:p>
            <text:p text:style-name="P14"><text:span text:style-name="T9">as AMD-V / VT-x</text:span></text:p>
          </draw:text-box>
        </draw:frame>
        <draw:line draw:style-name="gr25" draw:text-style-name="P3" draw:layer="layout" svg:x1="8.302cm" svg:y1="7.35cm" svg:x2="9.572cm" svg:y2="7.35cm">
          <text:p/>
        </draw:line>
        <draw:frame draw:style-name="gr10" draw:text-style-name="P11" draw:layer="layout" svg:width="1.476cm" svg:height="0.564cm" svg:x="8.096cm" svg:y="6.786cm">
          <draw:text-box>
            <text:p><text:span text:style-name="T2">Port I/O</text:span></text:p>
          </draw:text-box>
        </draw:frame>
        <draw:line draw:style-name="gr4" draw:text-style-name="P1" draw:layer="layout" svg:x1="9.572cm" svg:y1="6.715cm" svg:x2="8.302cm" svg:y2="6.715cm">
          <text:p/>
        </draw:line>
        <draw:frame draw:style-name="gr26" draw:text-style-name="P11" draw:layer="layout" svg:width="1.002cm" svg:height="0.564cm" svg:x="8.62cm" svg:y="6.151cm">
          <draw:text-box>
            <text:p><text:span text:style-name="T2">IR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nut St. Osmundsen</meta:initial-creator>
    <meta:creation-date>2012-06-20T15:57:47</meta:creation-date>
    <dc:date>2012-06-20T19:41:01</dc:date>
    <dc:creator>Knut Osmundsen</dc:creator>
    <meta:editing-duration>PT01H51M26S</meta:editing-duration>
    <meta:editing-cycles>48</meta:editing-cycles>
    <meta:generator>OpenOffice.org/3.2$Unix OpenOffice.org_project/320m18$Build-9502</meta:generator>
    <meta:document-statistic meta:object-count="86"/>
  </office:meta>
</office:document-meta>
</file>